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 style:data-style-name="N20100">
      <style:table-cell-properties fo:background-color="#0099ff" fo:padding="0cm" fo:border-left="none" fo:border-right="none" fo:border-top="2.5pt solid #000080" fo:border-bottom="0.05pt solid #000080" style:writing-mode="page">
        <style:background-image/>
      </style:table-cell-properties>
    </style:style>
    <style:style style:name="Table1.A2" style:family="table-cell" style:data-style-name="N20100">
      <style:table-cell-properties fo:background-color="#99ccff" fo:padding="0cm" fo:border="none" style:writing-mode="page">
        <style:background-image/>
      </style:table-cell-properties>
    </style:style>
    <style:style style:name="Table1.A3" style:family="table-cell" style:data-style-name="N20100">
      <style:table-cell-properties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2b20c" officeooo:paragraph-rsid="0012b20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2b20c" officeooo:paragraph-rsid="0012b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20100" number:language="zh" number:country="TW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<table:table-column table:style-name="Table1.A"/><table:table-row><table:table-cell table:style-name="Table1.A1" office:value-type="float" office:value="0"><text:p text:style-name="P1">{%breadcrumb}</text:p></table:table-cell></table:table-row>{%content}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2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2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8:09:23.679717346</meta:creation-date>
    <dc:date>2017-10-03T08:23:23.223285177</dc:date>
    <meta:editing-duration>PT2M29S</meta:editing-duration>
    <meta:editing-cycles>1</meta:editing-cycles>
    <meta:document-statistic meta:table-count="1" meta:image-count="0" meta:object-count="0" meta:page-count="1" meta:paragraph-count="3" meta:word-count="3" meta:character-count="9" meta:non-whitespace-character-count="9"/>
    <meta:generator>OxOffice/R5W1$Linux_X86_64 LibreOffice_project/d6c03a9f95ff88099c72342ead6294c065b29333</meta:generator>
  </office:meta>
</office:document-meta>
</file>